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rownTT-Regular" svg:font-family="BrownTT-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draw:marker-start-width="0.358cm" draw:marker-end-width="0.358cm" draw:fill="solid" draw:fill-color="#afd095" draw:opacity="100%" draw:opacity-name="" draw:textarea-horizontal-align="justify" draw:textarea-vertical-align="middle" draw:auto-grow-height="false" fo:min-height="7.817cm" fo:min-width="8.378cm" fo:padding-top="0.177cm" fo:padding-bottom="0.177cm" fo:padding-left="0.302cm" fo:padding-right="0.302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afd095" draw:opacity="100%"/>
      <style:paragraph-properties fo:text-align="center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upplier data on-board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ask:</text:span></text:p>
              </text:list-header>
              <text:list-item>
                <text:p><text:span text:style-name="T2">Integrate supplier data</text:span></text:p>
                <text:p><text:span text:style-name="T2">into predefined structure </text:span>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3">
              <text:list-header>
                <text:p><text:span text:style-name="T1">Challenge:</text:span></text:p>
              </text:list-header>
            </text:list>
            <text:list text:style-name="L2">
              <text:list-item>
                <text:p><text:span text:style-name="T2">Various formats &amp; styles</text:span></text:p>
                <text:p><text:span text:style-name="T2">of the supplier data</text:span></text:p>
                <text:p><text:span text:style-name="T2">need to be adapted to</text:span></text:p>
                <text:p><text:span text:style-name="T2">predefined structur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custom-shape draw:style-name="gr2" draw:text-style-name="P2" draw:layer="layout" svg:width="12.7cm" svg:height="11.555cm" svg:x="13.33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629cm" svg:x="1.4cm" svg:y="0.628cm" presentation:class="title">
          <draw:text-box>
            <text:p>What’s in the input data set ?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4">
              <text:list-header>
                <text:p text:style-name="P3"><text:span text:style-name="T2">21,906 rows</text:span></text:p>
                <text:p text:style-name="P3"><text:span text:style-name="T2">with 9 columns</text:span></text:p>
                <text:p text:style-name="P3"><text:span text:style-name="T2">19 rows per one car</text:span></text:p>
                <text:p text:style-name="P3"><text:span text:style-name="T2"/></text:p>
                <text:p text:style-name="P3"><text:span text:style-name="T2">This gives:</text:span></text:p>
                <text:p text:style-name="P3"><text:span text:style-name="T2">21,906 / 19 = 1153 cars</text:span></text:p>
              </text:list-header>
            </text:list>
          </draw:text-box>
        </draw:frame>
        <draw:frame presentation:style-name="pr2" draw:layer="layout" svg:width="12.297cm" svg:height="9.134cm" svg:x="15.008cm" svg:y="4.299cm" presentation:class="outline" presentation:user-transformed="true">
          <draw:text-box>
            <text:list text:style-name="L4">
              <text:list-header>
                <text:p text:style-name="P3"><text:span text:style-name="T3">1153 cars</text:span><text:span text:style-name="T4"> with:</text:span></text:p>
                <text:p text:style-name="P3"><text:span text:style-name="T4">24 attributes, e.g.:</text:span></text:p>
                <text:list>
                  <text:list-item>
                    <text:p text:style-name="P4"><text:span text:style-name="T4">Make</text:span></text:p>
                  </text:list-item>
                  <text:list-item>
                    <text:p text:style-name="P4"><text:span text:style-name="T4">Model</text:span></text:p>
                  </text:list-item>
                  <text:list-item>
                    <text:p text:style-name="P4"><text:span text:style-name="T4">Color</text:span></text:p>
                  </text:list-item>
                  <text:list-item>
                    <text:p text:style-name="P4"><text:span text:style-name="T4">Condition, etc.</text:span></text:p>
                  </text:list-item>
                </text:list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1" draw:layer="layout" svg:width="25.199cm" svg:height="2.629cm" svg:x="1.4cm" svg:y="0.628cm" presentation:class="title">
          <draw:text-box>
            <text:p>Step 1: Pre-processing</text:p>
          </draw:text-box>
        </draw:frame>
        <draw:frame presentation:style-name="pr5" draw:text-style-name="P6" draw:layer="layout" svg:width="25.199cm" svg:height="9.134cm" svg:x="1.471cm" svg:y="3.566cm" presentation:class="subtitle" presentation:user-transformed="true">
          <draw:text-box>
            <text:list text:style-name="L5">
              <text:list-item>
                <text:p text:style-name="P5"><text:span text:style-name="T2">Transform attributes of the same car from individual rows into one row per car as in the target format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  <text:list-item>
                            <text:p text:style-name="P5"><text:span text:style-name="T2">Result: </text:span></text:p>
                            <text:p text:style-name="P5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2">1153 rows (one for each car)</text:span></text:p>
                                      </text:list-item>
                                      <text:list-item>
                                        <text:p text:style-name="P5"><text:span text:style-name="T2">24 columns with various car attribut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Step 2: Normalize input data</text:p>
          </draw:text-box>
        </draw:frame>
        <draw:frame presentation:style-name="pr2" draw:text-style-name="P7" draw:layer="layout" svg:width="25.199cm" svg:height="8.499cm" svg:x="1.4cm" svg:y="4.201cm" presentation:class="outline" presentation:user-transformed="true">
          <draw:text-box>
            <text:list text:style-name="L2">
              <text:list-item>
                <text:p text:style-name="P7"><text:span text:style-name="T2">Translate attributes from the input data to fit</text:span></text:p>
                <text:p text:style-name="P7"><text:span text:style-name="T2">into the predefined target format, discard those that </text:span></text:p>
                <text:p text:style-name="P7"><text:span text:style-name="T2">do not have equivalents the target forma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2.629cm" svg:x="1.4cm" svg:y="0.627cm" presentation:class="title" presentation:user-transformed="true">
          <draw:text-box>
            <text:p><text:span text:style-name="T5">Changes introduced during normalization</text:span>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ranslated German names for:</text:p>
                <text:list>
                  <text:list-item>
                    <text:p>car body types, colors, car conditions</text:p>
                  </text:list-item>
                </text:list>
              </text:list-item>
              <text:list-item>
                <text:p>Removed duplicated model names from model variant names</text:p>
              </text:list-item>
              <text:list-item>
                <text:p>Inferred missing car attributes: </text:p>
                <text:list>
                  <text:list-item>
                    <text:p>CHF currency, CH as country, km as mileage unit, fuel consumption unit as liters / km and left side drive since all cars are from 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Zip codes from city names</text:p>
                  </text:list-item>
                  <text:list-item>
                    <text:p>Year and month of manufacture from date of regi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2.629cm" svg:x="1.4cm" svg:y="0.627cm" presentation:class="title" presentation:user-transformed="true">
          <draw:text-box>
            <text:p><text:span text:style-name="T5">Changes introduced during normalization</text:span></text:p>
          </draw:text-box>
        </draw:frame>
        <draw:frame presentation:style-name="pr2" draw:layer="layout" svg:width="25.199cm" svg:height="10.285cm" svg:x="1.4cm" svg:y="3.685cm" presentation:class="outline" presentation:user-transformed="true">
          <draw:text-box>
            <text:list text:style-name="L7">
              <text:list-item>
                <text:p><text:span text:style-name="T6">Discarded attributes that did not fit into the target data structure: </text:span></text:p>
              </text:list-item>
            </text:list>
            <text:list text:style-name="L8">
              <text:list-item>
                <text:list>
                  <text:list-item>
                    <text:p><text:span text:style-name="T7">engine volume [ccm] </text:span></text:p>
                  </text:list-item>
                  <text:list-item>
                    <text:p><text:span text:style-name="T7">CO2 emission [g/km]</text:span></text:p>
                  </text:list-item>
                  <text:list-item>
                    <text:p><text:span text:style-name="T7">consumption rating (e.g. G)</text:span></text:p>
                  </text:list-item>
                  <text:list-item>
                    <text:p><text:span text:style-name="T7">fuel consumption [liters / km]</text:span></text:p>
                  </text:list-item>
                  <text:list-item>
                    <text:p><text:span text:style-name="T7">number of doors</text:span></text:p>
                  </text:list-item>
                  <text:list-item>
                    <text:p><text:span text:style-name="T7">drive type (e.g. 4x4, front, rear)</text:span></text:p>
                  </text:list-item>
                  <text:list-item>
                    <text:p><text:span text:style-name="T7">Other properties (e.g. Ab MFK)</text:span></text:p>
                  </text:list-item>
                  <text:list-item>
                    <text:p><text:span text:style-name="T7">number of seats</text:span></text:p>
                  </text:list-item>
                  <text:list-item>
                    <text:p><text:span text:style-name="T7">gears type (e.g. Automat),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Step 3: Integrate normalized data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ntegrate the normalized supplier data set into a new data set using target data schema</text:span></text:p>
              </text:list-item>
              <text:list-item>
                <text:p><text:span text:style-name="T2">Keep the number of input records (cars) unchanged in the output data s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2.629cm" svg:x="1.4cm" svg:y="0.627cm" presentation:class="title" presentation:user-transformed="true">
          <draw:text-box>
            <text:p><text:span text:style-name="T8">Results of normalization and integratio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utput data set in target schema with</text:span> </text:p>
                <text:list>
                  <text:list-item>
                    <text:p><text:span text:style-name="T9">1153 records (cars) <text:s/></text:span></text:p>
                  </text:list-item>
                  <text:list-item>
                    <text:p><text:span text:style-name="T9">All required attributes could be translated or inferred except</text:span></text:p>
                    <text:p><text:span text:style-name="T10">“</text:span><text:span text:style-name="T9">Price on request” that could not be found in the input</text:span></text:p>
                  </text:list-item>
                  <text:list-item>
                    <text:p><text:span text:style-name="T9">Discarded 9 attributes that did not fit into the tar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Outlook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ould the discarded attributes be valuable for you?</text:span></text:p>
              </text:list-item>
              <text:list-item>
                <text:p><text:span text:style-name="T2">Could the target data structure be modified to</text:span></text:p>
                <text:p><text:span text:style-name="T2">fit the discarded attributes?</text:span></text:p>
              </text:list-item>
              <text:list-item>
                <text:p><text:span text:style-name="T2">Would you like to add other attributes inferred from the discarded ones, e.g. climate friendliness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rownTT-Regular" svg:font-family="BrownTT-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4T12:08:09.593000000</meta:creation-date>
    <dc:date>2021-07-24T16:14:55.939000000</dc:date>
    <meta:editing-duration>PT1H55M3S</meta:editing-duration>
    <meta:editing-cycles>24</meta:editing-cycles>
    <meta:generator>LibreOffice/7.1.3.2$Windows_X86_64 LibreOffice_project/47f78053abe362b9384784d31a6e56f8511eb1c1</meta:generator>
    <meta:document-statistic meta:object-count="60"/>
  </office:meta>
</office:document-meta>
</file>